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1998700">
            <text:p>119987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998200">
            <text:p>119982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998650">
            <text:p>119986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8300">
            <text:p>119983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998000">
            <text:p>11998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998650">
            <text:p>1199865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998050">
            <text:p>1199805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999650">
            <text:p>11999650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996350">
            <text:p>1199635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998100">
            <text:p>119981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998100">
            <text:p>1199810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998450">
            <text:p>1199845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007950">
            <text:p>1100795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996850">
            <text:p>1199685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997050">
            <text:p>1199705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998950">
            <text:p>1199895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997900">
            <text:p>119979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98500">
            <text:p>1199850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997750">
            <text:p>1199775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998100">
            <text:p>1199810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998000">
            <text:p>1199800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998050">
            <text:p>1199805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998200">
            <text:p>1199820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1998250">
            <text:p>1199825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997950">
            <text:p>1199795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997850">
            <text:p>1199785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997650">
            <text:p>119976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996750">
            <text:p>1199675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998950">
            <text:p>1199895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998450">
            <text:p>1199845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997400">
            <text:p>1199740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998050">
            <text:p>1199805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998300">
            <text:p>1199830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997150">
            <text:p>1199715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998050">
            <text:p>1199805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1997750">
            <text:p>1199775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13.08.2017</text:date>, <text:time>11:1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1M17S</meta:editing-duration>
    <meta:editing-cycles>3</meta:editing-cycles>
    <meta:generator>OpenOffice/4.1.3$Win32 OpenOffice.org_project/413m1$Build-9783</meta:generator>
    <dc:date>2017-08-13T11:13:32.33</dc:date>
    <dc:creator>First Last</dc:creator>
    <meta:document-statistic meta:table-count="3" meta:cell-count="99" meta:object-count="0"/>
    <meta:user-defined meta:name="Info 1"/>
    <meta:user-defined meta:name="Info 2"/>
    <meta:user-defined meta:name="Info 3"/>
    <meta:user-defined meta:name="Info 4"/>
  </office:meta>
</office:document-meta>
</file>